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8pt" officeooo:rsid="000df0e4" officeooo:paragraph-rsid="000df0e4" style:font-size-asian="18pt" style:font-size-complex="18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officeooo:paragraph-rsid="0011cbc1" style:font-size-asian="13pt" style:font-size-complex="13pt"/>
    </style:style>
    <style:style style:name="P4" style:family="paragraph" style:parent-style-name="Text_20_body">
      <style:text-properties officeooo:rsid="00281903" officeooo:paragraph-rsid="00281903"/>
    </style:style>
    <style:style style:name="P5" style:family="paragraph" style:parent-style-name="Text_20_body">
      <style:text-properties fo:font-size="13pt" officeooo:paragraph-rsid="001b02f1" style:font-size-asian="13pt" style:font-size-complex="13pt"/>
    </style:style>
    <style:style style:name="P6" style:family="paragraph" style:parent-style-name="Text_20_body">
      <style:text-properties fo:font-size="13pt" officeooo:paragraph-rsid="001a4658" style:font-size-asian="13pt" style:font-size-complex="13pt"/>
    </style:style>
    <style:style style:name="P7" style:family="paragraph" style:parent-style-name="Text_20_body">
      <style:text-properties fo:font-size="13pt" officeooo:paragraph-rsid="001b6cc7" style:font-size-asian="13pt" style:font-size-complex="13pt"/>
    </style:style>
    <style:style style:name="P8" style:family="paragraph" style:parent-style-name="Text_20_body" style:list-style-name="L1">
      <style:text-properties fo:font-size="13pt" officeooo:paragraph-rsid="001b6cc7" style:font-size-asian="13pt" style:font-size-complex="13pt"/>
    </style:style>
    <style:style style:name="P9" style:family="paragraph" style:parent-style-name="Text_20_body" style:list-style-name="L1">
      <style:text-properties fo:font-size="13pt" officeooo:rsid="00200af0" officeooo:paragraph-rsid="00200af0" style:font-size-asian="13pt" style:font-size-complex="13pt"/>
    </style:style>
    <style:style style:name="P10" style:family="paragraph" style:parent-style-name="Text_20_body">
      <style:text-properties fo:font-size="13pt" officeooo:paragraph-rsid="00242e0a" style:font-size-asian="13pt" style:font-size-complex="13pt"/>
    </style:style>
    <style:style style:name="P11" style:family="paragraph" style:parent-style-name="Text_20_body">
      <style:text-properties fo:font-size="13pt" officeooo:paragraph-rsid="0027fecd" style:font-size-asian="13pt" style:font-size-complex="13pt"/>
    </style:style>
    <style:style style:name="P12" style:family="paragraph" style:parent-style-name="Text_20_body">
      <style:text-properties fo:font-size="13pt" officeooo:rsid="00281903" officeooo:paragraph-rsid="00281903" style:font-size-asian="13pt" style:font-size-complex="13pt"/>
    </style:style>
    <style:style style:name="T1" style:family="text">
      <style:text-properties officeooo:rsid="00106452"/>
    </style:style>
    <style:style style:name="T2" style:family="text">
      <style:text-properties officeooo:rsid="0011cbc1"/>
    </style:style>
    <style:style style:name="T3" style:family="text">
      <style:text-properties officeooo:rsid="00198381"/>
    </style:style>
    <style:style style:name="T4" style:family="text">
      <style:text-properties officeooo:rsid="001b6cc7"/>
    </style:style>
    <style:style style:name="T5" style:family="text">
      <style:text-properties officeooo:rsid="00200af0"/>
    </style:style>
    <style:style style:name="T6" style:family="text">
      <style:text-properties officeooo:rsid="0022c122"/>
    </style:style>
    <style:style style:name="T7" style:family="text">
      <style:text-properties officeooo:rsid="0024f0d8"/>
    </style:style>
    <style:style style:name="T8" style:family="text">
      <style:text-properties officeooo:rsid="0027118d"/>
    </style:style>
    <style:style style:name="T9" style:family="text">
      <style:text-properties officeooo:rsid="0027f4f7"/>
    </style:style>
    <style:style style:name="T10" style:family="text">
      <style:text-properties officeooo:rsid="00299b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utilizzo di immagini per rappresentare i dati ha una storia lunga secoli.</text:p>
      <text:p text:style-name="P2">I primi tentativi in questo settore riguardano spesso la cartografia, disegnare il mondo in cui si vive <text:span text:style-name="T1">p</text:span>er comodità commer<text:span text:style-name="T1">ci</text:span>ale e militare, ma anche per curiosità. </text:p>
      <text:p text:style-name="P2">Il Seicento è il secolo in cui possiamo cominciare a parlare di rappresentazione grafica di dati: si esce dal guscio della pura geografia e astronomia per tentare di rappresentare altro.</text:p>
      <text:p text:style-name="P2"/>
      <text:p text:style-name="P3"><text:span text:style-name="T3">Successivamente vengono ideati i</text:span> grafici a torta <text:span text:style-name="T2">e</text:span> quelli a barre da un signore scozzese <text:span text:style-name="T2">chiamato William Playfair</text:span>, esperto in economia politica e desideroso di spiegare fenomeni e tendenze nel modo più chiaro possibile. </text:p>
      <text:p text:style-name="P5">Nel corso dell'Ottocento le tecniche di visualizzazione sono diventate ancora più sofisticate. </text:p>
      <text:p text:style-name="P6">Uno storico diagramma di Charles Joseph Minard mostra il numero di perdite subite dall'esercito di Napoleone nel periodo 1812–1813. Vengono tracciate, in modo sintetico e percepibile, sei variabili: la dimensione dell'esercito, i nomi di alcune posizioni geografiche, la strada percorsa, il tempo, la direzione del movimento e la temperatura. Il diagramma permette un confronto visivo immediato tra dimensioni dell'esercito, direzione, temperature e tappe del percorso. </text:p>
      <text:p text:style-name="P7"><text:span text:style-name="T4">La <text:s/>Data Visualization </text:span>è esattamente il modo in cui <text:span text:style-name="T4">il cervello umano </text:span>elabora le informazioni; il nostro cervello non funziona come un calcolatore e non è in grado di processare in parallelo centinaia di migliaia di dati.</text:p>
      <text:p text:style-name="P7">L'elaborazione visiva umana è più efficace nel rilevare i cambiamenti e fare confronti tra lunghezze, aree, forme, colori e variazioni di spessore. Quando le proprietà dei dati simbolici sono associate a proprietà visive, gli esseri umani possono navigare in modo efficiente attraverso grandi quantità di dati sfruttando meglio le risorse mentali. </text:p>
      <text:p text:style-name="P7">L'introduzione degli elaboratori di dati digitali ha portato nuove possibilità, tra cui: </text:p>
      <text:list xml:id="list5977755615961363384" text:style-name="L1">
        <text:list-item>
          <text:p text:style-name="P8">analizzare quantità di dati molto superiori rispetto al passato, in una frazione del tempo necessario in precedenza</text:p>
        </text:list-item>
        <text:list-item>
          <text:p text:style-name="P8"><text:span text:style-name="T5">generare</text:span> visualizzazioni <text:span text:style-name="T10">dinamiche ed interattive</text:span></text:p>
        </text:list-item>
        <text:list-item>
          <text:p text:style-name="P9">generare visualizzazioni in tempo reale, che consentono di rappresentare automaticamente un nuovo dato aggiornato senza intervento dell'utente , di approfondire un sottoinsieme di dati (zoom) o di visualizzarne un insieme alternativo <text:s/>tramite filtri.</text:p>
        </text:list-item>
      </text:list>
      <text:p text:style-name="P10"><text:span text:style-name="T6">Quindi la rivoluzione digitale ha portato un miglioramento notevole al mondo della visualizzazione dei dati ed ha reso </text:span>la rappresentazione grafica dei dati <text:s/>un'area attiva di ricerca, insegnamento e sviluppo<text:span text:style-name="T6">.</text:span></text:p>
      <text:p text:style-name="P11"><text:span text:style-name="T7">Esistono </text:span>linguaggi di programmazione come <text:span text:style-name="T7">Python </text:span>e <text:span text:style-name="T7">JavaScript</text:span> che aiutano a visualizzare graficamente i dati elaborati, <text:span text:style-name="T8">nello specifico</text:span> <text:span text:style-name="T9">vi sono</text:span> libreri<text:span text:style-name="T9">e come per esempio D3.js (Data-Driven Documents) il cui scopo è quello di</text:span> creare visualizzazioni dinamiche ed interattive partendo da dati organizzati. </text:p>
      <text:p text:style-name="P12"/>
      <text:p text:style-name="P12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72cm" style:type="center"/>
          <style:tab-stop style:position="18.944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8pt" officeooo:rsid="000df0e4" officeooo:paragraph-rsid="000df0e4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0.079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zio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1:08:33.929219462</meta:creation-date>
    <dc:date>2020-05-08T12:22:24.348518501</dc:date>
    <meta:editing-duration>PT3H6M55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411" meta:character-count="2810" meta:non-whitespace-character-count="2408"/>
  </office:meta>
</office:document-meta>
</file>